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, serif"/>
    <style:font-face style:name="tahoma" svg:font-family="tahoma, arial, verdana, sans-serif, 'Lucida Sans'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bold" officeooo:rsid="0006d9bd" officeooo:paragraph-rsid="001ea773" style:font-size-asian="10pt" style:font-size-complex="10pt"/>
    </style:style>
    <style:style style:name="P2" style:family="paragraph" style:parent-style-name="Text_20_body">
      <style:text-properties fo:font-size="10pt" fo:language="ru" fo:country="RU" officeooo:rsid="0006d9bd" officeooo:paragraph-rsid="0006d9bd" style:font-size-asian="10pt" style:font-size-complex="10pt"/>
    </style:style>
    <style:style style:name="P3" style:family="paragraph" style:parent-style-name="Text_20_body">
      <style:text-properties style:font-name="Times New Roman1" fo:font-size="14pt" fo:language="ru" fo:country="RU" fo:font-style="normal" fo:font-weight="normal" officeooo:rsid="000b216a" officeooo:paragraph-rsid="000b216a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text-properties style:font-name="Times New Roman1" fo:font-size="14pt" fo:language="ru" fo:country="RU" fo:font-style="normal" fo:font-weight="bold" officeooo:rsid="000b216a" officeooo:paragraph-rsid="000b216a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Text_20_body">
      <style:text-properties style:font-name="Times New Roman1" fo:font-size="14pt" fo:language="ru" fo:country="RU" fo:font-style="normal" fo:font-weight="bold" officeooo:rsid="0038a3be" officeooo:paragraph-rsid="000b216a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Text_20_body">
      <style:text-properties style:font-name="Times New Roman1" fo:font-size="14pt" fo:language="ru" fo:country="RU" fo:font-weight="bold" officeooo:rsid="0062220c" officeooo:paragraph-rsid="0062220c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Times New Roman1" fo:font-size="14pt" fo:language="en" fo:country="US" fo:font-style="italic" fo:font-weight="bold" officeooo:rsid="000b605d" officeooo:paragraph-rsid="000b605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line-height="90%"/>
      <style:text-properties style:font-name="Liberation Serif" fo:font-size="14pt" fo:language="en" fo:country="US" fo:font-weight="normal" officeooo:rsid="0062220c" officeooo:paragraph-rsid="0062220c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line-height="90%"/>
      <style:text-properties style:font-name="Liberation Serif" fo:font-size="14pt" fo:language="en" fo:country="US" fo:font-weight="normal" officeooo:rsid="0062220c" officeooo:paragraph-rsid="00640103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line-height="90%"/>
      <style:text-properties officeooo:paragraph-rsid="0062220c"/>
    </style:style>
    <style:style style:name="P11" style:family="paragraph" style:parent-style-name="Text_20_body">
      <style:paragraph-properties fo:margin-top="0cm" fo:margin-bottom="0cm" loext:contextual-spacing="false" fo:line-height="115%"/>
      <style:text-properties style:font-name="Consolas" fo:font-size="11pt" fo:language="en" fo:country="US" fo:font-style="normal" fo:font-weight="normal" officeooo:rsid="005f9d1f" officeooo:paragraph-rsid="005fff93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15%"/>
      <style:text-properties style:font-name="Consolas" fo:font-size="11pt" fo:language="en" fo:country="US" fo:font-style="normal" fo:font-weight="normal" officeooo:rsid="00675d96" officeooo:paragraph-rsid="00675d96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15%"/>
      <style:text-properties style:font-name="Consolas" fo:font-size="14pt" fo:language="ru" fo:country="RU" fo:font-style="normal" fo:font-weight="bold" officeooo:rsid="00188d6e" officeooo:paragraph-rsid="00188d6e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line-height="0.529cm" fo:text-align="center" style:justify-single-word="false" fo:orphans="0" fo:widows="0" style:text-autospace="none"/>
      <style:text-properties fo:font-size="10pt" officeooo:paragraph-rsid="003e4658"/>
    </style:style>
    <style:style style:name="P15" style:family="paragraph" style:parent-style-name="Table_20_Contents">
      <style:text-properties style:font-name="Consolas" fo:font-size="14pt" officeooo:rsid="00291885" officeooo:paragraph-rsid="00291885" style:font-size-asian="14pt" style:font-size-complex="14pt"/>
    </style:style>
    <style:style style:name="P16" style:family="paragraph" style:parent-style-name="Table_20_Contents">
      <style:text-properties style:font-name="Consolas" fo:font-size="14pt" officeooo:rsid="0057024a" officeooo:paragraph-rsid="0057024a" style:font-size-asian="14pt" style:font-size-complex="14pt"/>
    </style:style>
    <style:style style:name="P17" style:family="paragraph" style:parent-style-name="Table_20_Contents">
      <style:text-properties style:font-name="Consolas" fo:font-size="14pt" fo:font-weight="bold" officeooo:rsid="0018cfa5" officeooo:paragraph-rsid="0018cfa5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style:font-name="Consolas" fo:font-size="14pt" fo:font-weight="bold" officeooo:rsid="0019dec2" officeooo:paragraph-rsid="0019dec2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style:font-name="Consolas" fo:font-size="14pt" fo:language="en" fo:country="US" officeooo:rsid="0057024a" officeooo:paragraph-rsid="0057024a" style:font-size-asian="14pt" style:font-size-complex="14pt"/>
    </style:style>
    <style:style style:name="P20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officeooo:paragraph-rsid="003e4658"/>
    </style:style>
    <style:style style:name="P21" style:family="paragraph" style:parent-style-name="Text_20_body">
      <style:paragraph-properties fo:margin-left="0cm" fo:margin-right="0cm" fo:margin-top="0cm" fo:margin-bottom="0.265cm" loext:contextual-spacing="false" style:line-height-at-least="0.556cm" fo:text-indent="0cm" style:auto-text-indent="false"/>
      <style:text-properties fo:color="#000000" fo:font-size="14pt" fo:font-style="normal" officeooo:rsid="0062220c" officeooo:paragraph-rsid="0062220c" style:font-style-asian="normal" style:font-style-complex="normal"/>
    </style:style>
    <style:style style:name="P22" style:family="paragraph" style:parent-style-name="Standard">
      <style:paragraph-properties fo:text-align="center" style:justify-single-word="false" fo:orphans="0" fo:widows="0" style:text-autospace="none"/>
      <style:text-properties officeooo:paragraph-rsid="003e4658"/>
    </style:style>
    <style:style style:name="P23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3e4658" style:font-size-asian="14pt" style:font-size-complex="14pt"/>
    </style:style>
    <style:style style:name="P24" style:family="paragraph" style:parent-style-name="Standard">
      <style:paragraph-properties fo:text-align="center" style:justify-single-word="false" fo:orphans="0" fo:widows="0" style:text-autospace="none"/>
      <style:text-properties fo:font-size="14pt" officeooo:rsid="00057296" officeooo:paragraph-rsid="003e4658" style:font-size-asian="14pt" style:font-size-complex="14pt"/>
    </style:style>
    <style:style style:name="P25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officeooo:paragraph-rsid="003e4658" style:font-size-asian="14pt" style:font-size-complex="14pt"/>
    </style:style>
    <style:style style:name="P26" style:family="paragraph" style:parent-style-name="Standard">
      <style:paragraph-properties fo:orphans="0" fo:widows="0" style:text-autospace="none"/>
      <style:text-properties fo:font-size="14pt" officeooo:paragraph-rsid="003e4658" style:font-size-asian="14pt" style:font-size-complex="14pt"/>
    </style:style>
    <style:style style:name="P27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3e4658" style:font-size-asian="14pt"/>
    </style:style>
    <style:style style:name="P28" style:family="paragraph" style:parent-style-name="Standard">
      <style:paragraph-properties fo:text-align="center" style:justify-single-word="false" fo:orphans="0" fo:widows="0" style:text-autospace="none">
        <style:tab-stops>
          <style:tab-stop style:position="0.501cm"/>
        </style:tab-stops>
      </style:paragraph-properties>
      <style:text-properties fo:font-size="14pt" officeooo:rsid="0062220c" officeooo:paragraph-rsid="0062220c" style:font-size-asian="14pt"/>
    </style:style>
    <style:style style:name="P29" style:family="paragraph" style:parent-style-name="Standard">
      <style:paragraph-properties fo:text-align="center" style:justify-single-word="false" fo:orphans="0" fo:widows="0" style:text-autospace="none"/>
      <style:text-properties fo:font-size="14pt" fo:font-weight="bold" officeooo:paragraph-rsid="004737b3" style:font-size-asian="14pt" style:font-weight-asian="bold"/>
    </style:style>
    <style:style style:name="P30" style:family="paragraph" style:parent-style-name="Standard">
      <style:paragraph-properties fo:text-align="center" style:justify-single-word="false" fo:orphans="0" fo:widows="0" style:text-autospace="none"/>
      <style:text-properties fo:font-size="8pt" officeooo:paragraph-rsid="003e4658" style:font-size-asian="8pt" style:font-size-complex="8pt"/>
    </style:style>
    <style:style style:name="P31" style:family="paragraph" style:parent-style-name="Standard">
      <style:paragraph-properties fo:text-align="center" style:justify-single-word="false" fo:orphans="0" fo:widows="0" style:text-autospace="none"/>
      <style:text-properties fo:font-size="16pt" fo:font-weight="bold" officeooo:paragraph-rsid="003e4658" style:font-size-asian="16pt" style:font-weight-asian="bold" style:font-size-complex="16pt"/>
    </style:style>
    <style:style style:name="P32" style:family="paragraph" style:parent-style-name="Standard">
      <style:paragraph-properties fo:text-align="center" style:justify-single-word="false" fo:orphans="0" fo:widows="0" style:text-autospace="none"/>
      <style:text-properties fo:font-size="16pt" fo:font-weight="bold" officeooo:rsid="0061308b" officeooo:paragraph-rsid="0061308b" style:font-size-asian="16pt" style:font-weight-asian="bold" style:font-size-complex="16pt" style:font-weight-complex="bold"/>
    </style:style>
    <style:style style:name="P33" style:family="paragraph" style:parent-style-name="Standard">
      <style:paragraph-properties fo:orphans="0" fo:widows="0" style:text-autospace="none"/>
      <style:text-properties officeooo:paragraph-rsid="003e4658"/>
    </style:style>
    <style:style style:name="P34" style:family="paragraph" style:parent-style-name="Standard">
      <style:paragraph-properties fo:text-align="center" style:justify-single-word="false" fo:orphans="0" fo:widows="0" style:text-autospace="none"/>
      <style:text-properties fo:font-size="15pt" fo:language="en" fo:country="US" fo:font-weight="bold" officeooo:rsid="0044916e" officeooo:paragraph-rsid="0044916e" style:font-size-asian="15pt" style:font-weight-asian="bold" style:font-size-complex="15pt" style:font-weight-complex="bold"/>
    </style:style>
    <style:style style:name="P35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officeooo:paragraph-rsid="003e4658" style:font-size-asian="8pt" style:font-size-complex="8pt"/>
    </style:style>
    <style:style style:name="P36" style:family="paragraph" style:parent-style-name="Standard">
      <style:paragraph-properties fo:margin-left="1.08cm" fo:margin-right="0cm" fo:orphans="0" fo:widows="0" fo:text-indent="0cm" style:auto-text-indent="false" style:text-autospace="none"/>
      <style:text-properties fo:font-size="13pt" officeooo:paragraph-rsid="003e4658" style:font-size-asian="13pt" style:font-size-complex="13pt"/>
    </style:style>
    <style:style style:name="P37" style:family="paragraph" style:parent-style-name="Text_20_body" style:master-page-name="Endnote">
      <style:paragraph-properties fo:margin-top="0cm" fo:margin-bottom="0cm" loext:contextual-spacing="false" style:page-number="auto"/>
      <style:text-properties officeooo:paragraph-rsid="003e4658"/>
    </style:style>
    <style:style style:name="P38" style:family="paragraph" style:parent-style-name="Text_20_body">
      <style:paragraph-properties fo:margin-top="0cm" fo:margin-bottom="0cm" loext:contextual-spacing="false" fo:line-height="115%"/>
      <style:text-properties style:font-name="Times New Roman1" fo:font-size="14pt" fo:language="ru" fo:country="RU" fo:font-style="normal" fo:font-weight="bold" officeooo:rsid="00188d6e" officeooo:paragraph-rsid="005fff93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Text_20_body">
      <style:paragraph-properties fo:margin-top="0cm" fo:margin-bottom="0cm" loext:contextual-spacing="false" fo:line-height="115%"/>
      <style:text-properties style:font-name="Consolas" fo:font-size="11pt" fo:language="en" fo:country="US" fo:font-style="normal" fo:font-weight="normal" officeooo:rsid="006ad3dd" officeooo:paragraph-rsid="006ad3dd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able_20_Contents">
      <style:text-properties style:font-name="Consolas" fo:font-size="14pt" fo:language="en" fo:country="US" officeooo:rsid="006b7e33" officeooo:paragraph-rsid="006b7e33" style:font-size-asian="14pt" style:font-size-complex="14pt"/>
    </style:style>
    <style:style style:name="P41" style:family="paragraph" style:parent-style-name="Table_20_Contents">
      <style:text-properties style:font-name="Consolas" fo:font-size="14pt" officeooo:rsid="006b7e33" officeooo:paragraph-rsid="006b7e33" style:font-size-asian="14pt" style:font-size-complex="14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officeooo:rsid="0006d9bd" style:font-size-asian="14pt" style:font-size-complex="14pt"/>
    </style:style>
    <style:style style:name="T3" style:family="text">
      <style:text-properties style:font-name="Times New Roman" fo:font-size="14pt" officeooo:rsid="0007406a" style:font-size-asian="14pt" style:font-size-complex="14pt"/>
    </style:style>
    <style:style style:name="T4" style:family="text">
      <style:text-properties style:font-name="Times New Roman" fo:font-size="14pt" officeooo:rsid="00400f05" style:font-size-asian="14pt" style:font-size-complex="14pt"/>
    </style:style>
    <style:style style:name="T5" style:family="text">
      <style:text-properties fo:language="en" fo:country="US" officeooo:rsid="003e4658"/>
    </style:style>
    <style:style style:name="T6" style:family="text">
      <style:text-properties fo:language="en" fo:country="US" officeooo:rsid="0057024a"/>
    </style:style>
    <style:style style:name="T7" style:family="text">
      <style:text-properties fo:language="en" fo:country="US" officeooo:rsid="0061308b"/>
    </style:style>
    <style:style style:name="T8" style:family="text">
      <style:text-properties fo:language="ru" fo:country="RU" fo:font-style="normal" style:font-style-asian="normal" style:font-style-complex="normal"/>
    </style:style>
    <style:style style:name="T9" style:family="text">
      <style:text-properties fo:language="ru" fo:country="RU" fo:font-style="normal" officeooo:rsid="0038a3be" style:font-style-asian="normal" style:font-style-complex="normal"/>
    </style:style>
    <style:style style:name="T10" style:family="text">
      <style:text-properties fo:language="ru" fo:country="RU" fo:font-style="normal" officeooo:rsid="0038ebd5" style:font-style-asian="normal" style:font-style-complex="normal"/>
    </style:style>
    <style:style style:name="T11" style:family="text">
      <style:text-properties fo:language="ru" fo:country="RU" fo:font-style="normal" officeooo:rsid="002892df" style:font-style-asian="normal" style:font-style-complex="normal"/>
    </style:style>
    <style:style style:name="T12" style:family="text">
      <style:text-properties fo:language="ru" fo:country="RU" fo:font-style="normal" officeooo:rsid="00640160" style:font-style-asian="normal" style:font-style-complex="normal"/>
    </style:style>
    <style:style style:name="T13" style:family="text">
      <style:text-properties fo:language="ru" fo:country="RU" officeooo:rsid="00640103"/>
    </style:style>
    <style:style style:name="T14" style:family="text">
      <style:text-properties fo:font-size="14pt" style:font-size-asian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3e4658" style:font-size-asian="14pt" style:font-size-complex="14pt"/>
    </style:style>
    <style:style style:name="T17" style:family="text">
      <style:text-properties fo:font-size="14pt" officeooo:rsid="0043ae2e" style:font-size-asian="14pt" style:font-size-complex="14pt"/>
    </style:style>
    <style:style style:name="T18" style:family="text">
      <style:text-properties fo:font-size="14pt" fo:language="en" fo:country="US" officeooo:rsid="005a4894" style:font-size-asian="14pt" style:font-size-complex="14pt"/>
    </style:style>
    <style:style style:name="T19" style:family="text">
      <style:text-properties fo:font-size="14pt" fo:language="en" fo:country="US" officeooo:rsid="0061f5ca" style:font-size-asian="14pt" style:font-size-complex="14pt"/>
    </style:style>
    <style:style style:name="T20" style:family="text">
      <style:text-properties fo:font-size="14pt" fo:language="en" fo:country="US" officeooo:rsid="006e49ac" style:font-size-asian="14pt" style:font-size-complex="14pt"/>
    </style:style>
    <style:style style:name="T21" style:family="text">
      <style:text-properties officeooo:rsid="00057296"/>
    </style:style>
    <style:style style:name="T22" style:family="text">
      <style:text-properties style:font-name="Times New Roman1" fo:font-size="14pt" fo:language="ru" fo:country="RU" fo:font-weight="bold" officeooo:rsid="00188d6e" style:font-size-asian="14pt" style:font-weight-asian="bold" style:font-size-complex="14pt" style:font-weight-complex="bold"/>
    </style:style>
    <style:style style:name="T23" style:family="text">
      <style:text-properties style:font-name="Times New Roman1" fo:font-size="14pt" fo:font-weight="bold" officeooo:rsid="002892df" style:font-size-asian="14pt" style:font-weight-asian="bold" style:font-size-complex="14pt" style:font-weight-complex="bold"/>
    </style:style>
    <style:style style:name="T24" style:family="text">
      <style:text-properties style:font-name="Times New Roman1" fo:font-size="14pt" fo:font-weight="bold" officeooo:rsid="0052e8d7" style:font-size-asian="14pt" style:font-weight-asian="bold" style:font-size-complex="14pt" style:font-weight-complex="bold"/>
    </style:style>
    <style:style style:name="T25" style:family="text">
      <style:text-properties style:font-name="Times New Roman1" fo:font-size="14pt" fo:font-weight="bold" officeooo:rsid="006d3746" style:font-size-asian="14pt" style:font-weight-asian="bold" style:font-size-complex="14pt" style:font-weight-complex="bold"/>
    </style:style>
    <style:style style:name="T26" style:family="text">
      <style:text-properties style:font-name="Liberation Serif" fo:font-size="14pt" fo:language="en" fo:country="US" fo:font-weight="normal" officeooo:rsid="0062220c" style:font-size-asian="14pt" style:font-weight-asian="normal" style:font-size-complex="14pt" style:font-weight-complex="normal"/>
    </style:style>
    <style:style style:name="T27" style:family="text">
      <style:text-properties style:font-name="Liberation Serif" fo:font-size="14pt" fo:language="ru" fo:country="RU" fo:font-weight="normal" officeooo:rsid="00640103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ffffff" style:font-name="tahoma" fo:font-size="8.25pt" fo:letter-spacing="normal" fo:language="en" fo:country="US" fo:font-style="normal" fo:font-weight="normal" officeooo:rsid="005702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23">Федеральное государственное автономное</text:p>
      <text:p text:style-name="P23">образовательное учреждение</text:p>
      <text:p text:style-name="P23">высшего профессионального образования</text:p>
      <text:p text:style-name="P23">«СИБИРСКИЙ ФЕДЕРАЛЬНЫЙ УНИВЕРСИТЕТ»</text:p>
      <text:p text:style-name="P35"/>
      <text:p text:style-name="P24">Институт космических и информационных технологий</text:p>
      <text:p text:style-name="P22"/>
      <text:p text:style-name="P24">Кафедра вычислительной техники</text:p>
      <text:p text:style-name="P22"/>
      <text:p text:style-name="P30"/>
      <text:p text:style-name="P23"/>
      <text:p text:style-name="P23"/>
      <text:p text:style-name="P23"/>
      <text:p text:style-name="P23"/>
      <text:p text:style-name="P23"/>
      <text:p text:style-name="P30"/>
      <text:p text:style-name="P29"><text:tab/><text:tab/></text:p>
      <text:p text:style-name="P29"><text:tab/><text:tab/></text:p>
      <text:p text:style-name="P31">ОТЧЕТ ПО ЛАБОРАТОРНОЙ РАБОТЕ <text:span text:style-name="T21">№</text:span><text:span text:style-name="T5">1</text:span><text:span text:style-name="T7">5</text:span></text:p>
      <text:p text:style-name="P31"/>
      <text:p text:style-name="P24">Тема работы</text:p>
      <text:p text:style-name="P24"/>
      <text:p text:style-name="P32">"Основы объектно-ориентированного программирования"</text:p>
      <text:p text:style-name="P34"/>
      <text:p text:style-name="P28">Вариант 2</text:p>
      <text:p text:style-name="P25"/>
      <text:p text:style-name="P25"/>
      <text:p text:style-name="P25"/>
      <text:p text:style-name="P25"/>
      <text:p text:style-name="P25"/>
      <text:p text:style-name="P26"/>
      <text:p text:style-name="P26"/>
      <text:p text:style-name="P26"/>
      <text:p text:style-name="P20"><text:span text:style-name="T14"><text:s text:c="2"/>Преподаватель</text:span><text:span text:style-name="T15"> <text:s text:c="3"/></text:span><text:span text:style-name="T16">Ушакова М.С.</text:span><text:span text:style-name="T15"> <text:s text:c="14"/></text:span><text:span text:style-name="T18">2</text:span><text:span text:style-name="T20">7</text:span><text:span text:style-name="T17">.05.2016</text:span></text:p>
      <text:p text:style-name="P33"><text:span text:style-name="T15"><text:s text:c="70"/></text:span>подпись, дата <text:s text:c="17"/>инициалы, фамилия</text:p>
      <text:p text:style-name="P33"/>
      <text:p text:style-name="P33"/>
      <text:p text:style-name="P33"/>
      <text:p text:style-name="P33"/>
      <text:p text:style-name="P20"><text:span text:style-name="T15"><text:s text:c="2"/>Студент <text:s text:c="2"/></text:span><text:span text:style-name="T16">КИ15-08Б, 06.05.2016 <text:s/>Войченко В.В.</text:span></text:p>
      <text:p text:style-name="P33"/>
      <text:p text:style-name="P36"/>
      <text:p text:style-name="P33"/>
      <text:p text:style-name="P27"/>
      <text:p text:style-name="P27"/>
      <text:p text:style-name="P14"><text:span text:style-name="T2">Красноярск 20</text:span><text:span text:style-name="T3">1</text:span><text:span text:style-name="T4">6</text:span></text:p>
      <text:p text:style-name="P1"><text:soft-page-break/>Цель работы</text:p>
      <text:p text:style-name="P21">Получить практические навыки объектно-ориентированного программирования.</text:p>
      <text:p text:style-name="P2"/>
      <text:p text:style-name="P6">Вариант 2</text:p>
      <text:p text:style-name="P8">Разработать программу, содержащую описание класса Money (деньги), который должен включать:</text:p>
      <text:p text:style-name="P10"><text:span text:style-name="T27">•</text:span><text:span text:style-name="T26"> Закрытые поля для хранения рублей и копеек.</text:span></text:p>
      <text:p text:style-name="P9"><text:span text:style-name="T13">• </text:span>Конструктор (или несколько конструкторов) для создания объектов.</text:p>
      <text:p text:style-name="P9"><text:span text:style-name="T13">• </text:span>Метод, демонстрирующий на экране денежную сумму в словесно-числовом формате. Например: 8 рублей 15 копеек.</text:p>
      <text:p text:style-name="P9"><text:span text:style-name="T13">• </text:span>Метод, определяющий <text:s/>количество копеек в заданной сумме</text:p>
      <text:p text:style-name="P8">long Kopeck()</text:p>
      <text:p text:style-name="P8"/>
      <text:p text:style-name="P8">Требования к программе:</text:p>
      <text:p text:style-name="P8"/>
      <text:p text:style-name="P9"><text:span text:style-name="T13">• </text:span>В главной функции объявить 3 объекта класса Money.</text:p>
      <text:p text:style-name="P9"><text:span text:style-name="T13">• </text:span>Выполнить инициализацию полей объектов различными способами.</text:p>
      <text:p text:style-name="P9"><text:span text:style-name="T13">• </text:span>Вывести на экран в словесно-числовом формате денежные суммы, хранящиеся в каждом объекте.</text:p>
      <text:p text:style-name="P9"><text:span text:style-name="T13">• </text:span>Рассчитать разницу <text:s/>в копейках между денежными суммами, хранящимися в 1 и 2 объектах, и вывести ее на экран.</text:p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7"><text:soft-page-break/><text:span text:style-name="T9">К</text:span><text:span text:style-name="T10">од п</text:span><text:span text:style-name="T8">рограммы </text:span><text:span text:style-name="T11">1</text:span><text:span text:style-name="T12">5.</text:span><text:span text:style-name="T11">1</text:span><text:span text:style-name="T8">:</text:span></text:p>
      <text:p text:style-name="P39">#include&lt;iostream&gt;</text:p>
      <text:p text:style-name="P39">using namespace std;</text:p>
      <text:p text:style-name="P39">class Money</text:p>
      <text:p text:style-name="P39">{</text:p>
      <text:p text:style-name="P39">private:</text:p>
      <text:p text:style-name="P39">unsigned int r, k;</text:p>
      <text:p text:style-name="P39">public:</text:p>
      <text:p text:style-name="P39">// инициализирующий конструктор</text:p>
      <text:p text:style-name="P39">Money(unsigned int R, unsigned int K)</text:p>
      <text:p text:style-name="P39"><text:s text:c="4"/>{</text:p>
      <text:p text:style-name="P39"><text:s text:c="8"/>if(K&lt;100&amp;&amp;R&gt;0&amp;&amp;K&gt;0)</text:p>
      <text:p text:style-name="P39"><text:s text:c="12"/>r=R, k=K; <text:s/>//инициализация полей данных и занесение значений руб. <text:s/>и коп. <text:s/>в класс</text:p>
      <text:p text:style-name="P39"><text:s text:c="8"/>else</text:p>
      <text:p text:style-name="P39"><text:s text:c="12"/>r=k=0, cerr &lt;&lt; "Incorrect money format" &lt;&lt; endl;</text:p>
      <text:p text:style-name="P39">}</text:p>
      <text:p text:style-name="P39">// конструктор по умолчанию</text:p>
      <text:p text:style-name="P39">Money(){}</text:p>
      <text:p text:style-name="P39">void ShowSum()</text:p>
      <text:p text:style-name="P39"><text:s text:c="4"/>{</text:p>
      <text:p text:style-name="P39"><text:s text:c="8"/>cout &lt;&lt;"\n"&lt;&lt;r&lt;&lt;" RUR "&lt;&lt;k&lt;&lt; " cop "&lt;&lt;endl;</text:p>
      <text:p text:style-name="P39"><text:s text:c="4"/>}</text:p>
      <text:p text:style-name="P39">unsigned int GetRub() <text:s/>{return r;}</text:p>
      <text:p text:style-name="P39">unsigned int GetKop() <text:s/>{return k;}</text:p>
      <text:p text:style-name="P39">void SetRub(unsigned int _r)</text:p>
      <text:p text:style-name="P39">{</text:p>
      <text:p text:style-name="P39"><text:s text:c="4"/>if(_r &gt; 0) r=_r; else r=k=0, cerr &lt;&lt;"Incorrect typing of rubles"&lt;&lt;endl;</text:p>
      <text:p text:style-name="P39">}</text:p>
      <text:p text:style-name="P39">void SetKop (unsigned int _k)</text:p>
      <text:p text:style-name="P39">{</text:p>
      <text:p text:style-name="P39"><text:s text:c="4"/>if(_k&lt;100&amp;&amp;_k&gt;0) k=_k; else k=r=0, cerr&lt;&lt;"Incorrect typing of cop"&lt;&lt; endl;</text:p>
      <text:p text:style-name="P39">}</text:p>
      <text:p text:style-name="P39">//разница в секундах с заданным временем</text:p>
      <text:p text:style-name="P39">int Kopeck (Money m)</text:p>
      <text:p text:style-name="P39">{</text:p>
      <text:p text:style-name="P39"><text:s text:c="4"/>return (m.GetRub()- r)*100 + (m.GetKop() -k);</text:p>
      <text:p text:style-name="P39">}</text:p>
      <text:p text:style-name="P39">};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int main()</text:p>
      <text:p text:style-name="P39">{</text:p>
      <text:p text:style-name="P39"><text:s text:c="2"/>//Создаем, инициализируем и выводим первый объект</text:p>
      <text:p text:style-name="P39">unsigned int r, k;</text:p>
      <text:p text:style-name="P39"><text:s text:c="6"/>cout&lt;&lt;"RUR: ";</text:p>
      <text:p text:style-name="P39"><text:s text:c="6"/>cin&gt;&gt;r;</text:p>
      <text:p text:style-name="P39"><text:s text:c="6"/>cout&lt;&lt;"cop: ";</text:p>
      <text:p text:style-name="P39"><text:s text:c="6"/>cin&gt;&gt;k;</text:p>
      <text:p text:style-name="P39"><text:s text:c="6"/>Money m1 (r, k);// используется инициализирующий конструктор</text:p>
      <text:p text:style-name="P39"><text:s text:c="6"/>cout &lt;&lt; "\nMoney 1 ";</text:p>
      <text:p text:style-name="P39"><text:s text:c="6"/>m1.ShowSum ();</text:p>
      <text:p text:style-name="P39">//Создаем, инициализируем и выводим второй объект</text:p>
      <text:p text:style-name="P39"><text:s text:c="6"/>Money m2 (10, 15); // используется инициализирующий конструктор</text:p>
      <text:p text:style-name="P39"><text:s text:c="6"/>cout &lt;&lt; "\nMoney 2 ";</text:p>
      <text:p text:style-name="P39"><text:s text:c="6"/>m2.ShowSum();</text:p>
      <text:p text:style-name="P39"><text:s text:c="2"/>//Создаем, инициализируем и выводим третий объект</text:p>
      <text:p text:style-name="P39"><text:s text:c="6"/>Money m3; // используется конструктор по умолчанию</text:p>
      <text:p text:style-name="P39"><text:s text:c="4"/>m3.SetRub (14) ;</text:p>
      <text:p text:style-name="P39"><text:s text:c="4"/>m3.SetKop (15) ;</text:p>
      <text:p text:style-name="P39">cout &lt;&lt; "\nMoney 3";</text:p>
      <text:p text:style-name="P39"><text:s text:c="6"/>m3.ShowSum ();</text:p>
      <text:p text:style-name="P39"><text:s text:c="2"/>// Определяем разницу в секундах между первым и вторым объектом</text:p>
      <text:p text:style-name="P39">int kk = m1.Kopeck(m2);</text:p>
      <text:p text:style-name="P39"><text:s text:c="6"/>cout&lt;&lt;"\nDifference between 1st and 2nd 'Money' (cop) is "&lt;&lt;kk&lt;&lt;endl;</text:p>
      <text:p text:style-name="P39">}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1"><text:soft-page-break/><text:span text:style-name="T22">Тестовые наборы данных для программы <text:s/></text:span><text:span text:style-name="T23">1</text:span><text:span text:style-name="T25">5</text:span><text:span text:style-name="T23">.1</text:span></text:p>
      <text:p text:style-name="P1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7"><text:span text:style-name="T1">Входные данные</text:span> </text:p>
          </table:table-cell>
          <table:table-cell table:style-name="Таблица2.B1" office:value-type="string">
            <text:p text:style-name="P18">Результат</text:p>
          </table:table-cell>
        </table:table-row>
        <table:table-row>
          <table:table-cell table:style-name="Таблица2.A2" office:value-type="string">
            <text:p text:style-name="P40">RUR: 4</text:p>
            <text:p text:style-name="P40">cop: 23</text:p>
          </table:table-cell>
          <table:table-cell table:style-name="Таблица2.B2" office:value-type="string">
            <text:p text:style-name="P41"><text:span text:style-name="T6">RUR: 4</text:span></text:p>
            <text:p text:style-name="P41"><text:span text:style-name="T6">cop: 23</text:span></text:p>
            <text:p text:style-name="P41"><text:span text:style-name="T6"/></text:p>
            <text:p text:style-name="P41"><text:span text:style-name="T6">Money #1</text:span></text:p>
            <text:p text:style-name="P41"><text:span text:style-name="T6">4 RUR 23 cop</text:span></text:p>
            <text:p text:style-name="P41"><text:span text:style-name="T6">-------------------</text:span></text:p>
            <text:p text:style-name="P41"><text:span text:style-name="T6"/></text:p>
            <text:p text:style-name="P41"><text:span text:style-name="T6">RUR: 10</text:span></text:p>
            <text:p text:style-name="P41"><text:span text:style-name="T6">cop: 15</text:span></text:p>
            <text:p text:style-name="P41"><text:span text:style-name="T6"/></text:p>
            <text:p text:style-name="P41"><text:span text:style-name="T6">Money #2</text:span></text:p>
            <text:p text:style-name="P41"><text:span text:style-name="T6">10 RUR 15 cop</text:span></text:p>
            <text:p text:style-name="P41"><text:span text:style-name="T6">-------------------</text:span></text:p>
            <text:p text:style-name="P41"><text:span text:style-name="T6"/></text:p>
            <text:p text:style-name="P41"><text:span text:style-name="T6">RUR: 14</text:span></text:p>
            <text:p text:style-name="P41"><text:span text:style-name="T6">cop: 15</text:span></text:p>
            <text:p text:style-name="P41"><text:span text:style-name="T6"/></text:p>
            <text:p text:style-name="P41"><text:span text:style-name="T6">Money #3</text:span></text:p>
            <text:p text:style-name="P41"><text:span text:style-name="T6">14 RUR 15 cop</text:span></text:p>
            <text:p text:style-name="P41"><text:span text:style-name="T6">-------------------</text:span></text:p>
            <text:p text:style-name="P41">Difference between 1st and 2nd 'Money' (cop) is 592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, serif"/>
    <style:font-face style:name="tahoma" svg:font-family="tahoma, arial, verdana, sans-serif, 'Lucida Sans'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Index" style:page-layout-name="Mpm4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2:57:33.470000000</meta:creation-date>
    <dc:date>2016-05-27T11:43:45.018000000</dc:date>
    <meta:editing-duration>PT7H8M53S</meta:editing-duration>
    <meta:editing-cycles>114</meta:editing-cycles>
    <meta:generator>LibreOffice/5.0.4.2$Windows_X86_64 LibreOffice_project/2b9802c1994aa0b7dc6079e128979269cf95bc78</meta:generator>
    <meta:document-statistic meta:table-count="1" meta:image-count="0" meta:object-count="0" meta:page-count="5" meta:paragraph-count="114" meta:word-count="442" meta:character-count="3305" meta:non-whitespace-character-count="2687"/>
  </office:meta>
</office:document-meta>
</file>